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b65" officeooo:paragraph-rsid="00141b65"/>
    </style:style>
    <style:style style:name="P2" style:family="paragraph" style:parent-style-name="Standard">
      <style:text-properties fo:font-weight="bold" officeooo:rsid="00141b65" officeooo:paragraph-rsid="00141b6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1b65" officeooo:paragraph-rsid="00141b65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as de Estructuras de Selección</text:p>
      <text:p text:style-name="P1"/>
      <text:p text:style-name="P1">1.- Dados dos numeros a y b, ordenarlos ascendentemente</text:p>
      <text:p text:style-name="P1">2.- Encontrar el mayor de tres números</text:p>
      <text:p text:style-name="P1">3.- Encontrar el menor de cuatro números.</text:p>
      <text:p text:style-name="P1">4.- Encontrar el mayor y el menor de tres números</text:p>
      <text:p text:style-name="P1">5.- Verificar si un número x es múltiplo de 3 ó 5</text:p>
      <text:p text:style-name="P1">6.- Dado tres números se desea:</text:p>
      <text:p text:style-name="P1"><text:tab/>a) Hallar la diferencia del mayor menos el menor.</text:p>
      <text:p text:style-name="P1"><text:tab/>b) Hallar la diferencia del medio menos el menor.</text:p>
      <text:p text:style-name="P1"><text:tab/>c) Si los tres son iguales debe desplegar un mensaje, y no debe efectuar ninguna operación.</text:p>
      <text:p text:style-name="P1"><text:tab/>d) Si dos número son iguales desplegar un mensaje, entonces se debera efectura el producto <text:tab/>del número igual con el número diferente y no se deberá realizar ninguno de los anteriores <text:tab/>incisos.</text:p>
      <text:p text:style-name="P1"/>
      <text:p text:style-name="P1"/>
      <text:p text:style-name="P1"/>
      <text:p text:style-name="P2">Soluciones en Python</text:p>
      <text:p text:style-name="P1"/>
      <text:p text:style-name="P1">1.- DosNumerosOrdenados.py</text:p>
      <text:p text:style-name="P1">2.- MayorTresNumeros.py</text:p>
      <text:p text:style-name="P1">3.- MenorCuatroNumero.py</text:p>
      <text:p text:style-name="P1">4.- MayorMenorTresNumeros.py</text:p>
      <text:p text:style-name="P1">5.- MultiploDeCincoyTres.py</text:p>
      <text:p text:style-name="P1">6.- MultiplesOperacionesTresNumeros.py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1:04:59.271727509</meta:creation-date>
    <dc:date>2018-01-10T11:13:37.906784779</dc:date>
    <meta:editing-duration>PT8M40S</meta:editing-duration>
    <meta:editing-cycles>1</meta:editing-cycles>
    <meta:document-statistic meta:table-count="0" meta:image-count="0" meta:object-count="0" meta:page-count="1" meta:paragraph-count="18" meta:word-count="137" meta:character-count="872" meta:non-whitespace-character-count="746"/>
    <meta:generator>LibreOffice/5.1.6.2$Linux_x86 LibreOffice_project/10m0$Build-2</meta:generator>
  </office:meta>
</office:document-meta>
</file>